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NettyRequestUpgradeStrategy.ReactorNettyRequestUpgrade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RequestUpgradeStrategy.ReactorNettyRequestUpgradeStrategy( Supplier &lt; WebsocketServerSpec . Builder &gt; builder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orNettyRequestUpgradeStrategy.setMaxFramePayloadLength( Integer maxFramePayload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RequestUpgradeStrategy.setHandlePing( boolean handle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RequestUpgradeStrategy.upgrade( ServerWebExchange exchange , WebSocketHandler handler , @ Nullable String subProtocol , Supplier &lt; HandshakeInfo &gt; handshakeInfo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actorNettyRequestUpgradeStrategy.getWebsocketServer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RequestUpgradeStrategy.buildSpec( @ Nullable String subProtoco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actorNettyRequestUpgradeStrategy.getHandle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RequestUpgradeStrategy.getMaxFramePayloa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